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1cm" svg:stroke-color="#000000" draw:marker-start-width="1.7cm" draw:marker-end-width="1.7cm" svg:stroke-opacity="35%" draw:fill="solid" draw:textarea-vertical-align="middle" fo:padding-top="0.624cm" fo:padding-bottom="0.624cm" fo:padding-left="0.749cm" fo:padding-right="0.749cm"/>
    </style:style>
    <style:style style:name="P1" style:family="paragraph">
      <loext:graphic-properties draw:fill="solid"/>
      <style:paragraph-properties fo:text-align="center"/>
    </style:style>
  </office:automatic-styles>
  <office:body>
    <office:drawing>
      <draw:page draw:name="page1" draw:style-name="dp1" draw:master-page-name="Standard">
        <draw:path draw:style-name="gr1" draw:text-style-name="P1" draw:layer="layout" svg:width="7.598cm" svg:height="1.555cm" draw:transform="skewX (0.441219234904166) rotate (1.00618231377473) translate (-0.0079866552437943cm 4.96665942674355cm)" svg:viewBox="0 0 7599 1556" svg:d="M0 13c275-33 550 2 820 33 243 26 491 45 730 86 219 37 446 45 661 97 193 46 391 79 581 138 157 48 321 71 471 128 114 44 237 68 354 99 118 32 239 71 363 85 50 6 103 19 153 38 98 37 199 61 297 101 154 62 325 93 483 146 124 41 249 84 374 121 136 42 278 72 412 116 169 57 351 67 524 101 96 19 197 25 295 45 74 15 150 37 227 51 89 17 184 21 269 46 63 15 126 34 189 51 96 24 197 31 295 48l56 6 45 7">
          <text:p/>
        </draw:path>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179cm" fo:margin-bottom="0.179cm" fo:margin-left="0.179cm" fo:margin-right="0.179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date>2019-12-14T19:46:13.578000000</dc:date>
    <meta:editing-duration>PT14M13S</meta:editing-duration>
    <meta:editing-cycles>5</meta:editing-cycles>
    <meta:generator>LibreOffice/6.3.3.2$Windows_X86_64 LibreOffice_project/a64200df03143b798afd1ec74a12ab50359878ed</meta:generator>
    <meta:document-statistic meta:object-count="1"/>
  </office:meta>
</office:document-meta>
</file>